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C06000037D17D9D0EF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/>
    </style:style>
    <style:style style:name="P3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alibri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ge de Connexion</text:p>
      <text:p text:style-name="P1"/>
      <text:p text:style-name="P1"/>
      <text:p text:style-name="P4">ACCES A LA PAGE :</text:p>
      <text:p text:style-name="P2"/>
      <text:p text:style-name="P2">Pour accéder à la page de connexion il faut cliquer sur le bouton conecxion en bleu qui est sur la page d'accueil en haut à droite dans le header de la page d'accueil.</text:p>
      <text:p text:style-name="P2"/>
      <text:p text:style-name="P4">ETAT INIITAL :</text:p>
      <text:p text:style-name="P2"/>
      <text:p text:style-name="P2">La page de connexion sera en 3 parties :</text:p>
      <text:p text:style-name="P2"/>
      <text:list xml:id="list6052426149729389479" text:style-name="L1">
        <text:list-item>
          <text:p text:style-name="P7">footer</text:p>
        </text:list-item>
        <text:list-item>
          <text:p text:style-name="P7">header</text:p>
        </text:list-item>
        <text:list-item>
          <text:p text:style-name="P7">body</text:p>
        </text:list-item>
      </text:list>
      <text:p text:style-name="P2"/>
      <text:p text:style-name="P3">DANS LE FOOTER :</text:p>
      <text:p text:style-name="P2"/>
      <text:p text:style-name="P2">le footer ne change pas. </text:p>
      <text:p text:style-name="P2"/>
      <text:p text:style-name="P3">DANS LE BODY :</text:p>
      <text:p text:style-name="P2"/>
      <text:p text:style-name="P2"/>
      <text:p text:style-name="P2">Dans le body il y a une case avec mettre le nom d'utilisateur ou adresse mail</text:p>
      <text:p text:style-name="P2">Et une seconde case avec le mot de passe.</text:p>
      <text:p text:style-name="P2">Il y a un bouton connexion en dessous de la zone de <text:s/>texte, nom d'utilisateur et mot de passe.</text:p>
      <text:p text:style-name="P2"/>
      <text:p text:style-name="P2">On mettra un lien avec mot de passe oublier où l'utilisateur va donc rentrer son adresse mail.</text:p>
      <text:p text:style-name="P2">Et un mail lui sera envoyé dans sa boite de réception si le mail appartient à la base de données des utilisateur.</text:p>
      <text:p text:style-name="P2"/>
      <text:p text:style-name="P2">A droite des cases nom utilisateur et mot de passe il y a une zone de texte qui demande à l'utilisateur s'il est nouveau et il a la possibilitée de s'inscrire.</text:p>
      <text:p text:style-name="P2"/>
      <text:p text:style-name="P3">DANS L'HEADER :</text:p>
      <text:p text:style-name="P2"/>
      <text:p text:style-name="P2">Dans l'header il y a le logo du site en haut en gauche.</text:p>
      <text:p text:style-name="P2"><text:line-break/><text:line-break/><text:line-break/><text:line-break/><text:line-break/><text:line-break/><text:line-break/><text:line-break/><text:line-break/><text:line-break/><text:line-break/></text:p>
      <text:p text:style-name="P3"><text:soft-page-break/>SCHEMA DE LA PAGE :</text:p>
      <text:p text:style-name="P2"/>
      <text:p text:style-name="P2"><draw:frame draw:style-name="fr1" draw:name="images1" text:anchor-type="paragraph" svg:width="17cm" svg:height="7.65cm" draw:z-index="0"><draw:image xlink:href="Pictures/2000000700007C06000037D17D9D0EF0.svm" xlink:type="simple" xlink:show="embed" xlink:actuate="onLoad"/></draw:frame></text:p>
      <text:p text:style-name="P4">EVENEMENTS DECLENCHEUR :</text:p>
      <text:p text:style-name="P4"/>
      <text:p text:style-name="P5">SI <text:span text:style-name="T1">on clique sur le bouton se connecter une fois avoir rempli le champ adresse mail pour se connecter et mis son mot de passe (correct) </text:span>ALORS <text:span text:style-name="T1">nous somme rediriger vers la page d'accueil où l'on peut cliquer sur mon compte pour consulter son compte/son panier.<text:line-break/><text:line-break/></text:span>SI <text:span text:style-name="T1">on clique sur le bouton s'inscrire à droite de la page parce que l'utilisateur est nouveau sur BidBay </text:span>ALORS <text:span text:style-name="T1">il sera redirigé vers la page d'inscription où l'utilisateur devra s'inscrire pour avoir un compte sur le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A</meta:initial-creator>
    <meta:creation-date>2015-04-21T10:26:59.22</meta:creation-date>
    <dc:date>2015-04-29T00:18:21.92</dc:date>
    <dc:creator>Charles BANQUET</dc:creator>
    <meta:editing-duration>PT54M56S</meta:editing-duration>
    <meta:editing-cycles>11</meta:editing-cycles>
    <meta:generator>OpenOffice/4.1.1$Win32 OpenOffice.org_project/411m6$Build-9775</meta:generator>
    <meta:document-statistic meta:table-count="0" meta:image-count="1" meta:object-count="0" meta:page-count="2" meta:paragraph-count="23" meta:word-count="294" meta:character-count="1514"/>
  </office:meta>
</office:document-meta>
</file>